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Light" svg:font-family="'Bahnschrift Light'" style:font-family-generic="swiss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style:font-name="Bahnschrift Light" fo:font-size="40pt" style:font-size-asian="40pt" style:font-size-complex="40pt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Bahnschrift SemiLight" fo:font-size="15pt" fo:font-weight="normal" style:font-size-asian="15pt" style:font-weight-asian="normal" style:font-size-complex="15pt" style:font-weight-complex="normal"/>
    </style:style>
    <style:style style:name="P4" style:family="paragraph" style:parent-style-name="Text_20_body" style:list-style-name="L1">
      <style:paragraph-properties fo:margin-left="0cm" fo:margin-right="0cm" fo:text-indent="0cm" style:auto-text-indent="false"/>
      <style:text-properties fo:color="#000000" loext:opacity="100%" style:font-name="Bahnschrift SemiLight" fo:font-size="15pt" style:font-size-asian="15pt" style:font-size-complex="15pt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Bahnschrift SemiLight" fo:font-size="15pt" style:font-size-asian="15pt" style:font-size-complex="15pt"/>
    </style:style>
    <style:style style:name="P6" style:family="paragraph" style:parent-style-name="Text_20_body" style:list-style-name="L1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Bahnschrift SemiLight" fo:font-size="15pt" fo:font-weight="normal" officeooo:paragraph-rsid="000e85b4" style:font-size-asian="15pt" style:font-weight-asian="normal" style:font-size-complex="15pt" style:font-weight-complex="normal"/>
    </style:style>
    <style:style style:name="P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Bahnschrift SemiLight" fo:font-size="15pt" fo:font-weight="normal" officeooo:paragraph-rsid="000e85b4" style:font-size-asian="15pt" style:font-weight-asian="normal" style:font-size-complex="15pt" style:font-weight-complex="normal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Bahnschrift SemiLight" fo:font-size="15pt" officeooo:paragraph-rsid="000e85b4" style:font-size-asian="15pt" style:font-size-complex="15pt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Bahnschrift SemiLight" fo:font-size="15pt" officeooo:rsid="000e85b4" officeooo:paragraph-rsid="000e85b4" style:font-size-asian="15pt" style:font-size-complex="15pt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Bahnschrift SemiLight" fo:font-size="14pt" officeooo:rsid="000e85b4" officeooo:paragraph-rsid="000e85b4" style:font-size-asian="14pt" style:font-size-complex="14pt"/>
    </style:style>
    <style:style style:name="T1" style:family="text">
      <style:text-properties officeooo:rsid="000de67b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size="14pt" officeooo:rsid="000e85b4" style:font-size-asian="14pt" style:font-size-complex="14pt"/>
    </style:style>
    <style:style style:name="T4" style:family="text">
      <style:text-properties fo:font-size="14pt" officeooo:rsid="00112d8e" style:font-size-asian="14pt" style:font-size-complex="14pt"/>
    </style:style>
    <style:style style:name="T5" style:family="text">
      <style:text-properties officeooo:rsid="000e85b4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112f29" style:font-size-asian="14pt" style:font-size-complex="14pt"/>
    </style:style>
    <style:style style:name="T8" style:family="text">
      <style:text-properties fo:font-size="14pt" officeooo:rsid="000f564d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1">T</text:span>ransformación Digital</text:h>
      <text:p text:style-name="P2"/>
      <text:p text:style-name="P3"><text:span text:style-name="T2">Una empresa de transporte ha implementado una plataforma digital donde los clientes pueden reservar sus viajes Online, pagar con tarjeta y recibir notificaciones en tiempo real sobre la ubicación del vehículo. Además, los conductores usan una app que optimiza las rutas según el tráfico y la demanda, reduciendo costes y mejorando la experiencia del usuario. Esta transformación ha cambiado no solo las herramientas, sino también la manera de trabajar y relacionarse con los clientes.</text:span> </text:p>
      <text:p text:style-name="P3"/>
      <text:p text:style-name="P3"/>
      <text:list text:style-name="L1">
        <text:list-item>
          <text:p text:style-name="P4">¿Qué impacto tiene la transformación digital en la eficiencia operativa de la empresa?</text:p>
        </text:list-item>
      </text:list>
      <text:p text:style-name="P5"><text:tab/><text:span text:style-name="T3">A los conductores que les optimiza las rutas en función del tráfico <text:s/>y <text:tab/>la demanda, </text:span><text:span text:style-name="T4">esto deriva a menos consumo de combustible, por <text:tab/>ejemplo.</text:span></text:p>
      <text:p text:style-name="P5"/>
      <text:list text:continue-numbering="true" text:style-name="L1">
        <text:list-item>
          <text:p text:style-name="P6">¿Cómo ha cambiado la experiencia del cliente con la implementación de la plataforma digital?</text:p>
        </text:list-item>
      </text:list>
      <text:p text:style-name="P7"><text:tab/><text:span text:style-name="T3">El gran cambio es que puede ver en cualquier momento donde se <text:tab/>encuentra la ubicación del vehículo de manera inmediata y concisa.</text:span></text:p>
      <text:p text:style-name="P7"/>
      <text:list text:continue-numbering="true" text:style-name="L1">
        <text:list-item>
          <text:p text:style-name="P4">¿Qué diferencias ves entre digitalizar documentos y transformar digitalmente una empresa?</text:p>
        </text:list-item>
      </text:list>
      <text:p text:style-name="P8"><text:tab/><text:span text:style-name="T3">Que un documento es algo concreto y la empresa engloba todo lo <text:tab/>que tiene que ver relacionada con ella.</text:span><text:span text:style-name="T5"><text:tab/></text:span></text:p>
      <text:p text:style-name="P9"><text:tab/></text:p>
      <text:list text:continue-numbering="true" text:style-name="L1">
        <text:list-item>
          <text:p text:style-name="P4">¿Cuáles podrían ser los desafíos o riesgos al realizar una transformación digital completa?</text:p>
        </text:list-item>
      </text:list>
      <text:p text:style-name="P8"><text:tab/><text:span text:style-name="T6">-</text:span><text:span text:style-name="T3">La inversión del tiempo en digitalizar toda la empresa(como desafi</text:span><text:span text:style-name="T7">o</text:span><text:span text:style-name="T3">).</text:span></text:p>
      <text:p text:style-name="P10"><text:tab/>-La posible perdida de información valiosa(como riesgo).</text:p>
      <text:p text:style-name="P9"><text:soft-page-break/></text:p>
      <text:list text:continue-numbering="true" text:style-name="L1">
        <text:list-item>
          <text:p text:style-name="P4">¿Qué nuevas habilidades podrían necesitar los empleados para adaptarse a esta transformación?</text:p>
        </text:list-item>
      </text:list>
      <text:p text:style-name="P5"><text:tab/><text:span text:style-name="T8">Habilidades obtenidas en algún curso o mediante archivos que <text:tab/>expliquen de la manera más fácil y amena el funcionamiento de la <text:tab/>plataforma digital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Light" svg:font-family="'Bahnschrift Light'" style:font-family-generic="swiss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1T16:57:04.104291900</meta:creation-date>
    <dc:date>2025-09-19T12:05:53.098884400</dc:date>
    <meta:editing-duration>PT13M25S</meta:editing-duration>
    <meta:editing-cycles>4</meta:editing-cycles>
    <meta:generator>LibreOffice/25.2.5.2$Windows_X86_64 LibreOffice_project/03d19516eb2e1dd5d4ccd751a0d6f35f35e08022</meta:generator>
    <meta:document-statistic meta:table-count="0" meta:image-count="0" meta:object-count="0" meta:page-count="2" meta:paragraph-count="14" meta:word-count="249" meta:character-count="1617" meta:non-whitespace-character-count="1370"/>
  </office:meta>
</office:document-meta>
</file>